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226531029" calcext:value-type="float">
            <text:p>1,226531029</text:p>
          </table:table-cell>
          <table:table-cell office:value-type="float" office:value="0.5637247562" calcext:value-type="float">
            <text:p>0,5637247562</text:p>
          </table:table-cell>
          <table:table-cell office:value-type="float" office:value="0.001865985105" calcext:value-type="float">
            <text:p>0,0018659851</text:p>
          </table:table-cell>
          <table:table-cell office:value-type="float" office:value="0.00002502278949" calcext:value-type="float">
            <text:p>2,502278949E-0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3175" calcext:value-type="float">
            <text:p>143175</text:p>
          </table:table-cell>
          <table:table-cell office:value-type="float" office:value="1.096637964" calcext:value-type="float">
            <text:p>1,096637964</text:p>
          </table:table-cell>
          <table:table-cell office:value-type="float" office:value="0.5946502686" calcext:value-type="float">
            <text:p>0,5946502686</text:p>
          </table:table-cell>
          <table:table-cell office:value-type="float" office:value="0.0006109582027" calcext:value-type="float">
            <text:p>0,0006109582</text:p>
          </table:table-cell>
          <table:table-cell office:value-type="float" office:value="0.000007104164979" calcext:value-type="float">
            <text:p>7,104164979E-00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3641" calcext:value-type="float">
            <text:p>143641</text:p>
          </table:table-cell>
          <table:table-cell office:value-type="float" office:value="1.151477575" calcext:value-type="float">
            <text:p>1,151477575</text:p>
          </table:table-cell>
          <table:table-cell office:value-type="float" office:value="0.5707548261" calcext:value-type="float">
            <text:p>0,5707548261</text:p>
          </table:table-cell>
          <table:table-cell office:value-type="float" office:value="0.0005806357949" calcext:value-type="float">
            <text:p>0,0005806358</text:p>
          </table:table-cell>
          <table:table-cell office:value-type="float" office:value="0.00001416184841" calcext:value-type="float">
            <text:p>1,416184841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118" calcext:value-type="float">
            <text:p>144118</text:p>
          </table:table-cell>
          <table:table-cell office:value-type="float" office:value="1.042851567" calcext:value-type="float">
            <text:p>1,042851567</text:p>
          </table:table-cell>
          <table:table-cell office:value-type="float" office:value="0.5926173329" calcext:value-type="float">
            <text:p>0,5926173329</text:p>
          </table:table-cell>
          <table:table-cell office:value-type="float" office:value="0.0002999379067" calcext:value-type="float">
            <text:p>0,0002999379</text:p>
          </table:table-cell>
          <table:table-cell office:value-type="float" office:value="0.000003528681191" calcext:value-type="float">
            <text:p>3,528681191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373" calcext:value-type="float">
            <text:p>144373</text:p>
          </table:table-cell>
          <table:table-cell office:value-type="float" office:value="1.267050743" calcext:value-type="float">
            <text:p>1,267050743</text:p>
          </table:table-cell>
          <table:table-cell office:value-type="float" office:value="0.566830039" calcext:value-type="float">
            <text:p>0,566830039</text:p>
          </table:table-cell>
          <table:table-cell office:value-type="float" office:value="0.0008947096067" calcext:value-type="float">
            <text:p>0,0008947096</text:p>
          </table:table-cell>
          <table:table-cell office:value-type="float" office:value="0.000007044957329" calcext:value-type="float">
            <text:p>0,0000070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5274" calcext:value-type="float">
            <text:p>145274</text:p>
          </table:table-cell>
          <table:table-cell office:value-type="float" office:value="1.28171277" calcext:value-type="float">
            <text:p>1,28171277</text:p>
          </table:table-cell>
          <table:table-cell office:value-type="float" office:value="0.5918936133" calcext:value-type="float">
            <text:p>0,5918936133</text:p>
          </table:table-cell>
          <table:table-cell office:value-type="float" office:value="0.0004935972393" calcext:value-type="float">
            <text:p>0,0004935972</text:p>
          </table:table-cell>
          <table:table-cell office:value-type="float" office:value="0.00001750344745" calcext:value-type="float">
            <text:p>1,750344745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5880" calcext:value-type="float">
            <text:p>145880</text:p>
          </table:table-cell>
          <table:table-cell office:value-type="float" office:value="1.117366791" calcext:value-type="float">
            <text:p>1,117366791</text:p>
          </table:table-cell>
          <table:table-cell office:value-type="float" office:value="0.5975474715" calcext:value-type="float">
            <text:p>0,5975474715</text:p>
          </table:table-cell>
          <table:table-cell office:value-type="float" office:value="0.0004567372089" calcext:value-type="float">
            <text:p>0,0004567372</text:p>
          </table:table-cell>
          <table:table-cell office:value-type="float" office:value="0.000006973087238" calcext:value-type="float">
            <text:p>6,973087238E-0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46400" calcext:value-type="float">
            <text:p>146400</text:p>
          </table:table-cell>
          <table:table-cell office:value-type="float" office:value="1.167710304" calcext:value-type="float">
            <text:p>1,167710304</text:p>
          </table:table-cell>
          <table:table-cell office:value-type="float" office:value="0.5926559567" calcext:value-type="float">
            <text:p>0,5926559567</text:p>
          </table:table-cell>
          <table:table-cell office:value-type="float" office:value="0.0004690431524" calcext:value-type="float">
            <text:p>0,0004690432</text:p>
          </table:table-cell>
          <table:table-cell office:value-type="float" office:value="0.000006948787359" calcext:value-type="float">
            <text:p>6,948787359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7027" calcext:value-type="float">
            <text:p>147027</text:p>
          </table:table-cell>
          <table:table-cell office:value-type="float" office:value="1.235389948" calcext:value-type="float">
            <text:p>1,235389948</text:p>
          </table:table-cell>
          <table:table-cell office:value-type="float" office:value="0.5944407582" calcext:value-type="float">
            <text:p>0,5944407582</text:p>
          </table:table-cell>
          <table:table-cell office:value-type="float" office:value="0.0002698691096" calcext:value-type="float">
            <text:p>0,0002698691</text:p>
          </table:table-cell>
          <table:table-cell office:value-type="float" office:value="0.000006919720818" calcext:value-type="float">
            <text:p>6,919720818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400" calcext:value-type="float">
            <text:p>147400</text:p>
          </table:table-cell>
          <table:table-cell office:value-type="float" office:value="1.078250051" calcext:value-type="float">
            <text:p>1,078250051</text:p>
          </table:table-cell>
          <table:table-cell office:value-type="float" office:value="0.5905103087" calcext:value-type="float">
            <text:p>0,5905103087</text:p>
          </table:table-cell>
          <table:table-cell office:value-type="float" office:value="0.0002553846571" calcext:value-type="float">
            <text:p>0,0002553847</text:p>
          </table:table-cell>
          <table:table-cell office:value-type="float" office:value="0.000003451143812" calcext:value-type="float">
            <text:p>3,451143812E-006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664978742" calcext:value-type="float">
            <text:p>1,1664978742</text:p>
          </table:table-cell>
          <table:table-cell table:formula="of:=AVERAGE([.D2:.D11])" office:value-type="float" office:value="0.58556253312" calcext:value-type="float">
            <text:p>0,5855625331</text:p>
          </table:table-cell>
          <table:table-cell table:formula="of:=AVERAGE([.E2:.E11])" office:value-type="float" office:value="0.00061968579833" calcext:value-type="float">
            <text:p>0,0006196858</text:p>
          </table:table-cell>
          <table:table-cell table:formula="of:=AVERAGE([.F2:.F11])" office:value-type="float" office:value="0.0000098658628076" calcext:value-type="float">
            <text:p>9,8658628076E-006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09:33:40.115490601</dc:date>
    <meta:document-statistic meta:table-count="1" meta:cell-count="70" meta:object-count="0"/>
    <meta:generator>LibreOffice/4.1.4.2$Linux_X86_64 LibreOffice_project/410m0$Build-2</meta:generator>
  </office:meta>
</office:document-meta>
</file>